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18"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19"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7"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28"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29" style:family="paragraph" style:parent-style-name="Standard">
      <style:text-properties style:font-name="Verdana" fo:font-size="10pt" style:text-underline-style="none" fo:font-weight="normal" officeooo:rsid="0037b26d" officeooo:paragraph-rsid="0037b26d" style:font-size-asian="10pt" style:font-weight-asian="normal" style:font-size-complex="10pt" style:font-weight-complex="normal"/>
    </style:style>
    <style:style style:name="P30" style:family="paragraph" style:parent-style-name="Standard">
      <style:text-properties style:font-name="Verdana" fo:font-size="10pt" style:text-underline-style="none" fo:font-weight="normal" officeooo:rsid="003945c6" officeooo:paragraph-rsid="003945c6" style:font-size-asian="10pt" style:font-weight-asian="normal" style:font-size-complex="10pt" style:font-weight-complex="normal"/>
    </style:style>
    <style:style style:name="P31" style:family="paragraph" style:parent-style-name="Standard">
      <style:text-properties style:font-name="Verdana" fo:font-size="10pt" style:text-underline-style="none" fo:font-weight="normal" officeooo:rsid="003ba45a" officeooo:paragraph-rsid="003ba45a" style:font-size-asian="10pt" style:font-weight-asian="normal" style:font-size-complex="10pt" style:font-weight-complex="normal"/>
    </style:style>
    <style:style style:name="P32" style:family="paragraph" style:parent-style-name="Standard">
      <style:text-properties style:font-name="Verdana" fo:font-size="10pt" style:text-underline-style="none" fo:font-weight="normal" officeooo:rsid="00418936" officeooo:paragraph-rsid="003ba45a" style:font-size-asian="10pt" style:font-weight-asian="normal" style:font-size-complex="10pt" style:font-weight-complex="normal"/>
    </style:style>
    <style:style style:name="P33" style:family="paragraph" style:parent-style-name="Standard">
      <style:text-properties style:font-name="Verdana" fo:font-size="10pt" style:text-underline-style="none" officeooo:rsid="00226ae7" officeooo:paragraph-rsid="00226ae7" style:font-size-asian="10pt" style:font-size-complex="10pt"/>
    </style:style>
    <style:style style:name="P34"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5" style:family="paragraph" style:parent-style-name="Standard">
      <style:text-properties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36"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7"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8" style:family="paragraph" style:parent-style-name="Standard">
      <style:paragraph-properties fo:break-before="page"/>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39"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41" style:family="paragraph" style:parent-style-name="Table_20_Contents">
      <style:text-properties fo:color="#ffffff" style:font-name="Verdana" fo:font-size="10pt" officeooo:rsid="0027c640" officeooo:paragraph-rsid="0027c640" style:font-size-asian="10pt" style:font-size-complex="10pt"/>
    </style:style>
    <style:style style:name="P42"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43" style:family="paragraph" style:parent-style-name="Table_20_Contents">
      <style:text-properties style:font-name="Verdana" fo:font-size="10pt" officeooo:rsid="0027c640" officeooo:paragraph-rsid="0027c640"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5"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6" style:family="paragraph" style:parent-style-name="Table_20_Contents">
      <style:text-properties style:font-name="Verdana" fo:font-size="10pt" officeooo:rsid="00226ae7" officeooo:paragraph-rsid="00226ae7" style:font-size-asian="10pt" style:font-size-complex="10pt"/>
    </style:style>
    <style:style style:name="P47" style:family="paragraph" style:parent-style-name="Table_20_Contents">
      <style:text-properties style:font-name="Verdana" fo:font-size="10pt" officeooo:rsid="00226ae7" officeooo:paragraph-rsid="00267c68" style:font-size-asian="10pt" style:font-size-complex="10pt"/>
    </style:style>
    <style:style style:name="P48"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9" style:family="paragraph" style:parent-style-name="Table_20_Contents">
      <style:text-properties style:font-name="Verdana" fo:font-size="10pt" officeooo:rsid="002a8f1c" officeooo:paragraph-rsid="002a8f1c"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51" style:family="paragraph" style:parent-style-name="Table_20_Contents">
      <style:text-properties style:font-name="Verdana" fo:font-size="10pt" officeooo:rsid="00267c68" officeooo:paragraph-rsid="00267c68"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3" style:family="paragraph" style:parent-style-name="Table_20_Contents">
      <style:text-properties style:font-name="Verdana" fo:font-size="10pt" officeooo:rsid="00312a82" officeooo:paragraph-rsid="00312a82" style:font-size-asian="10pt" style:font-size-complex="10pt"/>
    </style:style>
    <style:style style:name="P54" style:family="paragraph" style:parent-style-name="Table_20_Contents">
      <style:text-properties style:font-name="Verdana" fo:font-size="10pt" officeooo:rsid="00315e1e" officeooo:paragraph-rsid="00315e1e" style:font-size-asian="10pt" style:font-size-complex="10pt"/>
    </style:style>
    <style:style style:name="P55"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6" style:family="paragraph" style:parent-style-name="Table_20_Contents">
      <style:text-properties style:font-name="Verdana" fo:font-size="10pt" officeooo:rsid="00337366" officeooo:paragraph-rsid="00337366" style:font-size-asian="10pt" style:font-size-complex="10pt"/>
    </style:style>
    <style:style style:name="P57"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58" style:family="paragraph" style:parent-style-name="Table_20_Contents">
      <style:text-properties style:font-name="Verdana" fo:font-size="10pt" officeooo:rsid="0034fc99" officeooo:paragraph-rsid="0034fc99" style:font-size-asian="10pt" style:font-size-complex="10pt"/>
    </style:style>
    <style:style style:name="P59"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0" style:family="paragraph" style:parent-style-name="Table_20_Contents">
      <style:text-properties style:font-name="Verdana" fo:font-size="10pt" officeooo:rsid="0037b26d" officeooo:paragraph-rsid="0037b26d"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2"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P63" style:family="paragraph" style:parent-style-name="Table_20_Contents">
      <style:text-properties style:font-name="Verdana" fo:font-size="10pt" officeooo:rsid="003bfbb9" officeooo:paragraph-rsid="003bfbb9" style:font-size-asian="10pt" style:font-size-complex="10pt"/>
    </style:style>
    <style:style style:name="P64"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65"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66"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67"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68"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70"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71"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72" style:family="paragraph" style:parent-style-name="Table_20_Heading">
      <style:text-properties fo:color="#ffffff" style:font-name="Verdana" fo:font-size="10pt" officeooo:rsid="00226ae7" officeooo:paragraph-rsid="00226ae7" style:font-size-asian="10pt" style:font-size-complex="10pt"/>
    </style:style>
    <style:style style:name="P73" style:family="paragraph" style:parent-style-name="Table_20_Heading">
      <style:text-properties fo:color="#ffffff" style:font-name="Verdana" fo:font-size="10pt" officeooo:rsid="00226ae7" officeooo:paragraph-rsid="00267c68" style:font-size-asian="10pt" style:font-size-complex="10pt"/>
    </style:style>
    <style:style style:name="P74" style:family="paragraph" style:parent-style-name="Standard" style:list-style-name="L1">
      <style:text-properties style:font-name="Verdana" fo:font-size="10pt" officeooo:rsid="001f8446" officeooo:paragraph-rsid="001f8446" style:font-size-asian="10pt" style:font-size-complex="10pt"/>
    </style:style>
    <style:style style:name="P75" style:family="paragraph" style:parent-style-name="Standard">
      <style:text-properties style:font-name="Verdana" fo:font-size="10pt" style:text-underline-style="none" fo:font-weight="normal" officeooo:rsid="003a004c" officeooo:paragraph-rsid="0017f8bb" style:font-size-asian="10pt" style:font-weight-asian="normal" style:font-size-complex="10pt" style:font-weight-complex="normal"/>
    </style:style>
    <style:style style:name="P76"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77" style:family="paragraph" style:parent-style-name="Standard">
      <style:text-properties fo:color="#6666ff" style:font-name="Verdana" fo:font-size="10pt" style:text-underline-style="none" fo:font-weight="normal" officeooo:rsid="0016474a" officeooo:paragraph-rsid="0016474a" style:font-size-asian="10pt" style:font-weight-asian="normal" style:font-size-complex="10pt" style:font-weight-complex="normal"/>
    </style:style>
    <style:style style:name="P78" style:family="paragraph" style:parent-style-name="Standard">
      <style:text-properties fo:color="#6666ff"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79" style:family="paragraph" style:parent-style-name="Standard">
      <style:paragraph-properties fo:break-before="page"/>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fo:font-style="normal" officeooo:rsid="00437ed2" style:font-style-asian="normal" style:font-style-complex="normal"/>
    </style:style>
    <style:style style:name="T9" style:family="text">
      <style:text-properties fo:font-style="normal" officeooo:rsid="0046fe05" style:font-style-asian="normal" style:font-style-complex="normal"/>
    </style:style>
    <style:style style:name="T10" style:family="text">
      <style:text-properties fo:font-style="normal" officeooo:rsid="00489352" style:font-style-asian="normal" style:font-style-complex="normal"/>
    </style:style>
    <style:style style:name="T11" style:family="text">
      <style:text-properties officeooo:rsid="0017f8bb"/>
    </style:style>
    <style:style style:name="T12" style:family="text">
      <style:text-properties officeooo:rsid="00197bbe"/>
    </style:style>
    <style:style style:name="T13" style:family="text">
      <style:text-properties officeooo:rsid="001a9d4f"/>
    </style:style>
    <style:style style:name="T14" style:family="text">
      <style:text-properties officeooo:rsid="001b655b"/>
    </style:style>
    <style:style style:name="T15" style:family="text">
      <style:text-properties officeooo:rsid="001c3cc8"/>
    </style:style>
    <style:style style:name="T16" style:family="text">
      <style:text-properties officeooo:rsid="001e6b0d"/>
    </style:style>
    <style:style style:name="T17" style:family="text">
      <style:text-properties officeooo:rsid="001f8446"/>
    </style:style>
    <style:style style:name="T18" style:family="text">
      <style:text-properties officeooo:rsid="0023b72f"/>
    </style:style>
    <style:style style:name="T19" style:family="text">
      <style:text-properties officeooo:rsid="00267c68"/>
    </style:style>
    <style:style style:name="T20" style:family="text">
      <style:text-properties officeooo:rsid="0027c640"/>
    </style:style>
    <style:style style:name="T21" style:family="text">
      <style:text-properties officeooo:rsid="00285da2"/>
    </style:style>
    <style:style style:name="T22" style:family="text">
      <style:text-properties officeooo:rsid="002fd2f7"/>
    </style:style>
    <style:style style:name="T23" style:family="text">
      <style:text-properties officeooo:rsid="0033376b"/>
    </style:style>
    <style:style style:name="T24" style:family="text">
      <style:text-properties officeooo:rsid="0036496e"/>
    </style:style>
    <style:style style:name="T25" style:family="text">
      <style:text-properties officeooo:rsid="003ba45a"/>
    </style:style>
    <style:style style:name="T26" style:family="text">
      <style:text-properties officeooo:rsid="003df765"/>
    </style:style>
    <style:style style:name="T27" style:family="text">
      <style:text-properties officeooo:rsid="004030d3"/>
    </style:style>
    <style:style style:name="T28" style:family="text">
      <style:text-properties officeooo:rsid="004537ed"/>
    </style:style>
    <style:style style:name="T29" style:family="text">
      <style:text-properties officeooo:rsid="00457a41"/>
    </style:style>
    <style:style style:name="T30" style:family="text">
      <style:text-properties fo:color="#6666ff" officeooo:rsid="00457a41"/>
    </style:style>
    <style:style style:name="T31" style:family="text">
      <style:text-properties fo:color="#6666ff" style:text-line-through-style="solid" style:text-line-through-type="single" fo:font-style="italic" style:font-style-asian="italic" style:font-style-complex="italic"/>
    </style:style>
    <style:style style:name="T32" style:family="text">
      <style:text-properties fo:color="#6666ff" officeooo:rsid="00469b79"/>
    </style:style>
    <style:style style:name="T33" style:family="text">
      <style:text-properties officeooo:rsid="00469b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33">This is version 4.<text:span text:style-name="T29">1</text:span> of my hybrid Entity/Component system.</text:p>
      <text:list xml:id="list5075229982480503645" text:style-name="L1">
        <text:list-header>
          <text:p text:style-name="P74"/>
        </text:list-header>
      </text:list>
      <text:p text:style-name="P3">Components</text:p>
      <text:p text:style-name="P3"/>
      <text:p text:style-name="P18">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text:span><text:span text:style-name="T2"> </text:span><text:span text:style-name="T6">and </text:span><text:span text:style-name="T2">getComponentData</text:span><text:span text:style-name="T6"> are reserved for other purposes </text:span><text:span text:style-name="T7">(largely because they are entity methods). </text:span><text:span text:style-name="T8">Members and methods should be unique, a warning is displayed if they are not.</text:span></text:p>
      <text:p text:style-name="P18"/>
      <text:p text:style-name="P9">Simplest Class Form</text:p>
      <text:p text:style-name="P9"/>
      <text:p text:style-name="P18">The simplest component class form is a list of members – <text:span text:style-name="T33">a position class may look like this</text:span>:</text:p>
      <text:p text:style-name="P18"/>
      <text:p text:style-name="P34">{ x = 0, y = 4 <text:s/>}<text:tab/><text:tab/><text:tab/></text:p>
      <text:p text:style-name="P34"/>
      <text:p text:style-name="P9">Constructors/Destructors</text:p>
      <text:p text:style-name="P9"/>
      <text:p text:style-name="P18">A component class has an optional constructor or destructor, called “constructor” and “destructor” respectively. The constructor takes a series of parameters, the outer level of which are used to instantiate them when an entity is created.</text:p>
      <text:p text:style-name="P18"/>
      <text:p text:style-name="P34">{ x = 0, y = 4, z = 3,</text:p>
      <text:p text:style-name="P34"><text:s text:c="3"/>constructor = function(entity,data) [set stuff up] end, </text:p>
      <text:p text:style-name="P34"><text:s text:c="3"/>destructor = function(entity) [tear stuff down] end }</text:p>
      <text:p text:style-name="P34"/>
      <text:p text:style-name="P18">It is the developer's responsibility to chain constructors and destructors. </text:p>
      <text:p text:style-name="P18"/>
      <text:p text:style-name="P9">Private storage</text:p>
      <text:p text:style-name="P9"/>
      <text:p text:style-name="P77">A component can have <text:span text:style-name="T29">private storage, which is per component, not per component instance, which is accessed through the getComponentData(). This allows components to share resources – for example, in the controller entity, you only want one controller even if it is controlling 10 things.</text:span></text:p>
      <text:p text:style-name="P78"/>
      <text:p text:style-name="P9">Methods</text:p>
      <text:p text:style-name="P9"/>
      <text:p text:style-name="P19">Components may have methods which can be named arbitrarily, <text:span text:style-name="T11">barring the issues above. Names must be legal lua identifiers (e.g. A-Za-z0-9_). </text:span></text:p>
      <text:p text:style-name="P19"/>
      <text:p text:style-name="P22">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75"/>
      <text:p text:style-name="P76"/>
      <text:p text:style-name="P79">Information</text:p>
      <text:p text:style-name="P20"/>
      <text:p text:style-name="P20">Information about the entity system is accessed via the getInfo() method of the entity. This contains system values. </text:p>
      <text:p text:style-name="P20"/>
      <text:p text:style-name="P20">Currently only two are defined ; deltaTime, which is the elapsed time in seconds, and deltaClock, the elapsed time in milliseconds (both since the last system update).</text:p>
      <text:p text:style-name="P20"/>
      <text:p text:style-name="P20">The Comet instance is accessed via the getComet() method.</text:p>
      <text:p text:style-name="P21"/>
      <text:p text:style-name="P10">Require</text:p>
      <text:p text:style-name="P10"/>
      <text:p text:style-name="P23">A require list is kept which is all the components required when this component is added (it is a list of references). <text:span text:style-name="T25">These are added when their parent component is set up, but before its constructor is called.</text:span></text:p>
      <text:p text:style-name="P23"/>
      <text:p text:style-name="P4">Entities</text:p>
      <text:p text:style-name="P4"/>
      <text:p text:style-name="P23">Entities are mixins of components. Initially they are completely empty. As with components, they have a private data structure called _eInfo. <text:span text:style-name="T32">Each component in an entity has its own sub table – so if you add a position component to entity e, for example it will create e.position as a table with members e.position.x and e.position.y.</text:span></text:p>
      <text:p text:style-name="P23"/>
      <text:p text:style-name="P10">Adding Components</text:p>
      <text:p text:style-name="P10"/>
      <text:p text:style-name="P23">Adding components involves adding the member<text:span text:style-name="T23">s, both values and functions, following the metatables, but not overwriting anything that already exists.</text:span> <text:span text:style-name="T30">These are added to a table entry with the same name.</text:span><text:span text:style-name="T29"> </text:span>Then any required components are added, <text:span text:style-name="T12">recursively calling the component adder</text:span>. Finally, the constructor is called with the initial data store.</text:p>
      <text:p text:style-name="P23"/>
      <text:p text:style-name="P23">Adding a component that is already present has no effect.</text:p>
      <text:p text:style-name="P29"/>
      <text:p text:style-name="P10">Removing Components</text:p>
      <text:p text:style-name="P10"/>
      <text:p text:style-name="P23">When components are removed the mixin data is left, as are the member functions. The destructor is called to tidy up any components.</text:p>
      <text:p text:style-name="P23"/>
      <text:p text:style-name="P23">Adding and removing components will cause any cached queries using those components to become invalid. At present this involves simply invalidating them.</text:p>
      <text:p text:style-name="P23"/>
      <text:p text:style-name="P10">Removing Entities</text:p>
      <text:p text:style-name="P10"/>
      <text:p text:style-name="P23">Unlike Components, entities can be completely removed from the system (using the remove() method). This process involves removing all the components, <text:span text:style-name="T12">and telling Comet that the entity no longer exists, so it can remove it from its internal tables.</text:span></text:p>
      <text:p text:style-name="P23"/>
      <text:p text:style-name="P24">Additionally the _eInfo member should be set to nil, so entity removal can be detected. <text:span text:style-name="T13">References to entities in the query cache will be lost when the query is recreated because the entity removal has invalidated those queries.</text:span></text:p>
      <text:p text:style-name="P5"/>
      <text:p text:style-name="P17"/>
      <text:p text:style-name="P38">Initialisation</text:p>
      <text:p text:style-name="P17"/>
      <text:p text:style-name="P30">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 </text:span><text:span text:style-name="T9">This allows you to pass things like sprite file names which you may not want actually stored in the entity. </text:span><text:span text:style-name="T10">If you put references in a component, be sure to nil them out on the destructor, otherwise you will create references that stop garbage collection. Removing an entity using the remove() method should clear out everything, except listeners.</text:span></text:p>
      <text:p text:style-name="P35"/>
      <text:p text:style-name="P5">Queries</text:p>
      <text:p text:style-name="P5"/>
      <text:p text:style-name="P24">Queries consist of one or more components which must all be present to satisfy a query. Queries can be cached, bearing in mind the component invalidation described earlier. Quer<text:span text:style-name="T16">y results</text:span> should not be kept outside of invocations however <text:span text:style-name="T16">(e.g. stored in members or private storage) because they may be invalidated. Queries themselves can be kept without issue. Queries have a remove method, but they should garbage collect.</text:span></text:p>
      <text:p text:style-name="P24"/>
      <text:p text:style-name="P7">Systems</text:p>
      <text:p text:style-name="P11"/>
      <text:p text:style-name="P25">Systems are queries with associated functions. These are</text:p>
      <text:p text:style-name="P25"/>
      <text:p text:style-name="P11">update<text:span text:style-name="T17">(entity)</text:span></text:p>
      <text:p text:style-name="P11"/>
      <text:p text:style-name="P25">update is called on each “tick” for every entity satisfying the query, to update the components – so for example a system on position,velocity would add the velocity components to the position components. This method is called with the entity as a parameter.</text:p>
      <text:p text:style-name="P25"/>
      <text:p text:style-name="P11">preProcess<text:span text:style-name="T17">(entity)</text:span> and postProcess<text:span text:style-name="T17">(entity)</text:span></text:p>
      <text:p text:style-name="P25"/>
      <text:p text:style-name="P25">These methods <text:span text:style-name="T15">are optional and are called before or after (respectively) the update run has been made. They both take a list of entities (e.g. a query result).</text:span></text:p>
      <text:p text:style-name="P25"/>
      <text:p text:style-name="P24">When doing system updates, <text:span text:style-name="T15">or using the values provided in pre/postProcess </text:span>the queries should check to see if the entity in the list has been removed (by checking for the presence of _eInfo <text:span text:style-name="T15">using the isAlive() method</text:span>) <text:span text:style-name="T14">before calling update.</text:span></text:p>
      <text:p text:style-name="P24"/>
      <text:p text:style-name="P26">This is because running pre/post/update may invalidate the query while it is being done. For example, a collision system could detect a collision and delete an entity as a result of it.</text:p>
      <text:p text:style-name="P26"/>
      <text:p text:style-name="P27">Systems will not garbage collect, because their creation causes them to be automatically added to the systems list in the Comet main instance. <text:span text:style-name="T20">They are freed when the Comet object's remove() method is called.</text:span></text:p>
      <text:p text:style-name="P26"/>
      <text:p text:style-name="P28">The Comet object has methods to automatically add an enterFrame listener so entities run automatically.</text:p>
      <text:p text:style-name="P28"/>
      <text:p text:style-name="P31">Systems can also be created as classes <text:span text:style-name="T26">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6">they are functionally equivalent (e.g. pre/postUpdate is called)</text:span></text:p>
      <text:p text:style-name="P32"/>
      <text:p text:style-name="P36">Main External Coding Interface</text:p>
      <text:p text:style-name="P12"/>
      <text:p text:style-name="P28">Note that Entities, Systems and Queries are private objects and can only be created using the factory methods in Comet. The Query Cache is private.</text:p>
      <text:p text:style-name="P28"/>
      <table:table table:name="Table7" table:style-name="Table7">
        <table:table-column table:style-name="Table7.A"/>
        <table:table-column table:style-name="Table7.B"/>
        <table:table-column table:style-name="Table7.C"/>
        <table:table-row>
          <table:table-cell table:style-name="Table7.A1" office:value-type="string">
            <text:p text:style-name="P40">Class</text:p>
          </table:table-cell>
          <table:table-cell table:style-name="Table7.A1" office:value-type="string">
            <text:p text:style-name="P40">Method</text:p>
          </table:table-cell>
          <table:table-cell table:style-name="Table7.C1" office:value-type="string">
            <text:p text:style-name="P41">Description</text:p>
          </table:table-cell>
        </table:table-row>
        <table:table-row>
          <table:table-cell table:style-name="Table7.A19" office:value-type="string">
            <text:p text:style-name="P42">Comet</text:p>
          </table:table-cell>
          <table:table-cell table:style-name="Table7.B19" office:value-type="string">
            <text:p text:style-name="P42">update()</text:p>
          </table:table-cell>
          <table:table-cell table:style-name="Table7.C19" office:value-type="string">
            <text:p text:style-name="P43">Run all systems on the current entities.</text:p>
          </table:table-cell>
        </table:table-row>
        <table:table-row>
          <table:table-cell table:style-name="Table7.A19" office:value-type="string">
            <text:p text:style-name="P42">Comet</text:p>
          </table:table-cell>
          <table:table-cell table:style-name="Table7.B19" office:value-type="string">
            <text:p text:style-name="P42">runAutomatic()</text:p>
          </table:table-cell>
          <table:table-cell table:style-name="Table7.C19" office:value-type="string">
            <text:p text:style-name="P43">Make entities update automatically via enterFrame event.</text:p>
          </table:table-cell>
        </table:table-row>
        <table:table-row>
          <table:table-cell table:style-name="Table7.A19" office:value-type="string">
            <text:p text:style-name="P42">Comet</text:p>
          </table:table-cell>
          <table:table-cell table:style-name="Table7.B19" office:value-type="string">
            <text:p text:style-name="P42">stopAutomatic()</text:p>
          </table:table-cell>
          <table:table-cell table:style-name="Table7.C19" office:value-type="string">
            <text:p text:style-name="P43">Stops entities updating automatically.</text:p>
          </table:table-cell>
        </table:table-row>
        <table:table-row>
          <table:table-cell table:style-name="Table7.A19" office:value-type="string">
            <text:p text:style-name="P42">Comet</text:p>
          </table:table-cell>
          <table:table-cell table:style-name="Table7.B19" office:value-type="string">
            <text:p text:style-name="P42">remove()</text:p>
          </table:table-cell>
          <table:table-cell table:style-name="Table7.C19" office:value-type="string">
            <text:p text:style-name="P43">Cleans up the comet system, removes all entities and systems, nils everything. <text:span text:style-name="T28">If called during updating systems removal is deferred until the updates have all been completed.</text:span></text:p>
          </table:table-cell>
        </table:table-row>
        <table:table-row>
          <table:table-cell table:style-name="Table7.A19" office:value-type="string">
            <text:p text:style-name="P42">Comet</text:p>
          </table:table-cell>
          <table:table-cell table:style-name="Table7.B19" office:value-type="string">
            <text:p text:style-name="P42">newC(name,def)</text:p>
          </table:table-cell>
          <table:table-cell table:style-name="Table7.C19" office:value-type="string">
            <text:p text:style-name="P43">Create a new component with the given name (optional) using the definition class/table provided. If name is not provided, create one using the table reference as a basis.</text:p>
          </table:table-cell>
        </table:table-row>
        <table:table-row>
          <table:table-cell table:style-name="Table7.A19" office:value-type="string">
            <text:p text:style-name="P42">Comet</text:p>
          </table:table-cell>
          <table:table-cell table:style-name="Table7.B19" office:value-type="string">
            <text:p text:style-name="P42">newE(comp, <text:span text:style-name="T23">value</text:span>)</text:p>
          </table:table-cell>
          <table:table-cell table:style-name="Table7.C19" office:value-type="string">
            <text:p text:style-name="P43">Create a new entity, add the component(s) in the list (can be csv names, a component, or an array of names or references – <text:span text:style-name="T21">this applies throughout</text:span>) <text:span text:style-name="T23">using the values to initialise it, if provided</text:span>, comp is optional, <text:span text:style-name="T21">creating a blank entity</text:span>. Add<text:span text:style-name="T21">s</text:span> the entity to the system list.</text:p>
          </table:table-cell>
        </table:table-row>
        <table:table-row>
          <table:table-cell table:style-name="Table7.A19" office:value-type="string">
            <text:p text:style-name="P42">Comet </text:p>
          </table:table-cell>
          <table:table-cell table:style-name="Table7.B19" office:value-type="string">
            <text:p text:style-name="P42">newQ(comp)</text:p>
          </table:table-cell>
          <table:table-cell table:style-name="Table7.C19" office:value-type="string">
            <text:p text:style-name="P43">Create a new query based around the given component list. </text:p>
          </table:table-cell>
        </table:table-row>
        <table:table-row>
          <table:table-cell table:style-name="Table7.A9" office:value-type="string">
            <text:p text:style-name="P42">Comet </text:p>
          </table:table-cell>
          <table:table-cell table:style-name="Table7.B9" office:value-type="string">
            <text:p text:style-name="P42">newS(comp,update,methods)</text:p>
          </table:table-cell>
          <table:table-cell table:style-name="Table7.C9" office:value-type="string">
            <text:p text:style-name="P43">Create a new system based around the given component list, update method and method tables, and add it to the system list. <text:span text:style-name="T21">The method table is optional.</text:span></text:p>
          </table:table-cell>
        </table:table-row>
        <table:table-row>
          <table:table-cell table:style-name="Table7.A19" office:value-type="string">
            <text:p text:style-name="P61">Comet</text:p>
          </table:table-cell>
          <table:table-cell table:style-name="Table7.B19" office:value-type="string">
            <text:p text:style-name="P62"><text:span text:style-name="T27">g</text:span>etSystemClass()</text:p>
          </table:table-cell>
          <table:table-cell table:style-name="Table7.C19" office:value-type="string">
            <text:p text:style-name="P63">Return a prototype of the Abstract System Class.</text:p>
          </table:table-cell>
        </table:table-row>
        <table:table-row>
          <table:table-cell table:style-name="Table7.A19" office:value-type="string">
            <text:p text:style-name="P42">Entity</text:p>
          </table:table-cell>
          <table:table-cell table:style-name="Table7.B19" office:value-type="string">
            <text:p text:style-name="P42">addC(comp)</text:p>
          </table:table-cell>
          <table:table-cell table:style-name="Table7.C19" office:value-type="string">
            <text:p text:style-name="P43">Add component(s) to an entity</text:p>
          </table:table-cell>
        </table:table-row>
        <table:table-row>
          <table:table-cell table:style-name="Table7.A19" office:value-type="string">
            <text:p text:style-name="P42">Entity</text:p>
          </table:table-cell>
          <table:table-cell table:style-name="Table7.B19" office:value-type="string">
            <text:p text:style-name="P42">remC(comp)</text:p>
          </table:table-cell>
          <table:table-cell table:style-name="Table7.C19" office:value-type="string">
            <text:p text:style-name="P43">Remove component(s) from an entity</text:p>
          </table:table-cell>
        </table:table-row>
        <table:table-row>
          <table:table-cell table:style-name="Table7.A19" office:value-type="string">
            <text:p text:style-name="P42">Entity</text:p>
          </table:table-cell>
          <table:table-cell table:style-name="Table7.B19" office:value-type="string">
            <text:p text:style-name="P42">getComet()</text:p>
          </table:table-cell>
          <table:table-cell table:style-name="Table7.C19" office:value-type="string">
            <text:p text:style-name="P43">Get the comet instance for this entity</text:p>
          </table:table-cell>
        </table:table-row>
        <table:table-row>
          <table:table-cell table:style-name="Table7.A19" office:value-type="string">
            <text:p text:style-name="P42">Entity</text:p>
          </table:table-cell>
          <table:table-cell table:style-name="Table7.B19" office:value-type="string">
            <text:p text:style-name="P42">getInfo()</text:p>
          </table:table-cell>
          <table:table-cell table:style-name="Table7.C19" office:value-type="string">
            <text:p text:style-name="P43">Get the system information for this entity</text:p>
          </table:table-cell>
        </table:table-row>
        <table:table-row>
          <table:table-cell table:style-name="Table7.A19" office:value-type="string">
            <text:p text:style-name="P42">Entity</text:p>
          </table:table-cell>
          <table:table-cell table:style-name="Table7.B19" office:value-type="string">
            <text:p text:style-name="P42">isAlive()</text:p>
          </table:table-cell>
          <table:table-cell table:style-name="Table7.C19" office:value-type="string">
            <text:p text:style-name="P43">Return true if entity is alive (has not been deleted)</text:p>
          </table:table-cell>
        </table:table-row>
        <table:table-row>
          <table:table-cell table:style-name="Table7.A16" office:value-type="string">
            <text:p text:style-name="P42">Entity</text:p>
          </table:table-cell>
          <table:table-cell table:style-name="Table7.B16" office:value-type="string">
            <text:p text:style-name="P42">getInstanceData()</text:p>
          </table:table-cell>
          <table:table-cell table:style-name="Table7.C16" office:value-type="string">
            <text:p text:style-name="P43">Get private table storage for this instance of the component.</text:p>
          </table:table-cell>
        </table:table-row>
        <table:table-row>
          <table:table-cell table:style-name="Table7.A19" office:value-type="string">
            <text:p text:style-name="P59">Entity</text:p>
          </table:table-cell>
          <table:table-cell table:style-name="Table7.B19" office:value-type="string">
            <text:p text:style-name="P59">GetCreateValues()</text:p>
          </table:table-cell>
          <table:table-cell table:style-name="Table7.C19" office:value-type="string">
            <text:p text:style-name="P60">Access the table used to create the entity for either default values (automatic) or other values.</text:p>
          </table:table-cell>
        </table:table-row>
        <table:table-row>
          <table:table-cell table:style-name="Table7.A19" office:value-type="string">
            <text:p text:style-name="P42">Entity</text:p>
          </table:table-cell>
          <table:table-cell table:style-name="Table7.B19" office:value-type="string">
            <text:p text:style-name="P42">remove()</text:p>
          </table:table-cell>
          <table:table-cell table:style-name="Table7.C19" office:value-type="string">
            <text:p text:style-name="P43">Remove this entity completely from the system.</text:p>
          </table:table-cell>
        </table:table-row>
        <table:table-row>
          <table:table-cell table:style-name="Table7.A19" office:value-type="string">
            <text:p text:style-name="P42">Query</text:p>
          </table:table-cell>
          <table:table-cell table:style-name="Table7.B19" office:value-type="string">
            <text:p text:style-name="P42">evaluate()</text:p>
          </table:table-cell>
          <table:table-cell table:style-name="Table7.C19" office:value-type="string">
            <text:p text:style-name="P43">Return a list of entities matching the query, possibly from the cache.</text:p>
          </table:table-cell>
        </table:table-row>
        <table:table-row>
          <table:table-cell table:style-name="Table7.A20" office:value-type="string">
            <text:p text:style-name="P42">Query</text:p>
          </table:table-cell>
          <table:table-cell table:style-name="Table7.B20" office:value-type="string">
            <text:p text:style-name="P42">remove()</text:p>
          </table:table-cell>
          <table:table-cell table:style-name="Table7.C20" office:value-type="string">
            <text:p text:style-name="P43">Remove a query and clean up</text:p>
          </table:table-cell>
        </table:table-row>
      </table:table>
      <text:p text:style-name="P12"/>
      <text:p text:style-name="P6"/>
      <text:p text:style-name="P39">Data Structures</text:p>
      <text:p text:style-name="P6"/>
      <text:p text:style-name="P13">Comet object</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2">Identifier</text:p>
            </table:table-cell>
            <table:table-cell table:style-name="Table1.A1" office:value-type="string">
              <text:p text:style-name="P72">Type</text:p>
            </table:table-cell>
            <table:table-cell table:style-name="Table1.C1" office:value-type="string">
              <text:p text:style-name="P72">Purpose</text:p>
            </table:table-cell>
          </table:table-row>
        </table:table-header-rows>
        <table:table-row>
          <table:table-cell table:style-name="Table1.A2" office:value-type="string">
            <text:p text:style-name="P44">components </text:p>
          </table:table-cell>
          <table:table-cell table:style-name="Table1.A2" office:value-type="string">
            <text:p text:style-name="P44">table</text:p>
          </table:table-cell>
          <table:table-cell table:style-name="Table1.C2" office:value-type="string">
            <text:p text:style-name="P46">list of known components, keyed on the lower case name.</text:p>
          </table:table-cell>
        </table:table-row>
        <table:table-row>
          <table:table-cell table:style-name="Table1.A2" office:value-type="string">
            <text:p text:style-name="P44">entities</text:p>
          </table:table-cell>
          <table:table-cell table:style-name="Table1.A2" office:value-type="string">
            <text:p text:style-name="P44">table</text:p>
          </table:table-cell>
          <table:table-cell table:style-name="Table1.C5" office:value-type="string">
            <text:p text:style-name="P46">list of entities, keyed on the entity reference.</text:p>
          </table:table-cell>
        </table:table-row>
        <table:table-row>
          <table:table-cell table:style-name="Table1.A2" office:value-type="string">
            <text:p text:style-name="P44">systems</text:p>
          </table:table-cell>
          <table:table-cell table:style-name="Table1.A2" office:value-type="string">
            <text:p text:style-name="P44">array</text:p>
          </table:table-cell>
          <table:table-cell table:style-name="Table1.C5" office:value-type="string">
            <text:p text:style-name="P46">array of system references</text:p>
          </table:table-cell>
        </table:table-row>
        <table:table-row>
          <table:table-cell table:style-name="Table1.A2" office:value-type="string">
            <text:p text:style-name="P44">queryCache</text:p>
          </table:table-cell>
          <table:table-cell table:style-name="Table1.A2" office:value-type="string">
            <text:p text:style-name="P64">object</text:p>
          </table:table-cell>
          <table:table-cell table:style-name="Table1.C5" office:value-type="string">
            <text:p text:style-name="P54">QueryCache object</text:p>
          </table:table-cell>
        </table:table-row>
        <table:table-row>
          <table:table-cell table:style-name="Table1.A2" office:value-type="string">
            <text:p text:style-name="P57"><text:span text:style-name="T24">s</text:span>ystemInfo</text:p>
          </table:table-cell>
          <table:table-cell table:style-name="Table1.A2" office:value-type="string">
            <text:p text:style-name="P71">Table</text:p>
          </table:table-cell>
          <table:table-cell table:style-name="Table1.C6" office:value-type="string">
            <text:p text:style-name="P58">Information for use in systems etc.</text:p>
          </table:table-cell>
        </table:table-row>
        <table:table-row>
          <table:table-cell table:style-name="Table1.A2" office:value-type="string">
            <text:p text:style-name="P42">isAutomatic</text:p>
          </table:table-cell>
          <table:table-cell table:style-name="Table1.A2" office:value-type="string">
            <text:p text:style-name="P65">boolean</text:p>
          </table:table-cell>
          <table:table-cell table:style-name="Table1.C7" office:value-type="string">
            <text:p text:style-name="P43">True when the automatic updating is on.</text:p>
          </table:table-cell>
        </table:table-row>
      </table:table>
      <text:p text:style-name="P13"/>
      <text:p text:style-name="P13">Component Object (_cInfo)</text:p>
      <text:p text:style-name="P1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2">Identifier</text:p>
            </table:table-cell>
            <table:table-cell table:style-name="Table2.A1" office:value-type="string">
              <text:p text:style-name="P72">Type</text:p>
            </table:table-cell>
            <table:table-cell table:style-name="Table2.C1" office:value-type="string">
              <text:p text:style-name="P72">Purpose</text:p>
            </table:table-cell>
          </table:table-row>
        </table:table-header-rows>
        <table:table-row>
          <table:table-cell table:style-name="Table2.A2" office:value-type="string">
            <text:p text:style-name="P44">comet</text:p>
          </table:table-cell>
          <table:table-cell table:style-name="Table2.A2" office:value-type="string">
            <text:p text:style-name="P44">object</text:p>
          </table:table-cell>
          <table:table-cell table:style-name="Table2.C3" office:value-type="string">
            <text:p text:style-name="P46">reference to owning comet object</text:p>
          </table:table-cell>
        </table:table-row>
        <table:table-row>
          <table:table-cell table:style-name="Table2.A2" office:value-type="string">
            <text:p text:style-name="P44">name</text:p>
          </table:table-cell>
          <table:table-cell table:style-name="Table2.A2" office:value-type="string">
            <text:p text:style-name="P44">string</text:p>
          </table:table-cell>
          <table:table-cell table:style-name="Table2.C3" office:value-type="string">
            <text:p text:style-name="P46">name of component, lower case.</text:p>
          </table:table-cell>
        </table:table-row>
        <table:table-row>
          <table:table-cell table:style-name="Table2.A2" office:value-type="string">
            <text:p text:style-name="P44">mixins</text:p>
          </table:table-cell>
          <table:table-cell table:style-name="Table2.A2" office:value-type="string">
            <text:p text:style-name="P44">array</text:p>
          </table:table-cell>
          <table:table-cell table:style-name="Table2.C4" office:value-type="string">
            <text:p text:style-name="P46">list of members and functions that go together to make the mixin, <text:span text:style-name="T22">from the constructor.</text:span></text:p>
          </table:table-cell>
        </table:table-row>
        <table:table-row>
          <table:table-cell table:style-name="Table2.A2" office:value-type="string">
            <text:p text:style-name="P55">constructor</text:p>
          </table:table-cell>
          <table:table-cell table:style-name="Table2.A2" office:value-type="string">
            <text:p text:style-name="P66">function</text:p>
          </table:table-cell>
          <table:table-cell table:style-name="Table2.C8" office:value-type="string">
            <text:p text:style-name="P56">Constructor for this component</text:p>
          </table:table-cell>
        </table:table-row>
        <table:table-row>
          <table:table-cell table:style-name="Table2.A2" office:value-type="string">
            <text:p text:style-name="P55">destructor</text:p>
          </table:table-cell>
          <table:table-cell table:style-name="Table2.A2" office:value-type="string">
            <text:p text:style-name="P66">function</text:p>
          </table:table-cell>
          <table:table-cell table:style-name="Table2.C8" office:value-type="string">
            <text:p text:style-name="P56">Destructor for this component</text:p>
          </table:table-cell>
        </table:table-row>
        <table:table-row>
          <table:table-cell table:style-name="Table2.A2" office:value-type="string">
            <text:p text:style-name="P44">requires</text:p>
          </table:table-cell>
          <table:table-cell table:style-name="Table2.A2" office:value-type="string">
            <text:p text:style-name="P64">array</text:p>
          </table:table-cell>
          <table:table-cell table:style-name="Table2.C8" office:value-type="string">
            <text:p text:style-name="P46">list of components that are required by this component, array of references.</text:p>
          </table:table-cell>
        </table:table-row>
        <table:table-row>
          <table:table-cell table:style-name="Table2.A2" office:value-type="string">
            <text:p text:style-name="P44">entities</text:p>
          </table:table-cell>
          <table:table-cell table:style-name="Table2.A2" office:value-type="string">
            <text:p text:style-name="P44">table</text:p>
          </table:table-cell>
          <table:table-cell table:style-name="Table2.C8" office:value-type="string">
            <text:p text:style-name="P46">list of entities that this component is present in, keyed on the entity reference (key and value the same)</text:p>
          </table:table-cell>
        </table:table-row>
        <table:table-row>
          <table:table-cell table:style-name="Table2.A2" office:value-type="string">
            <text:p text:style-name="P44">instance<text:span text:style-name="T18">Count</text:span></text:p>
          </table:table-cell>
          <table:table-cell table:style-name="Table2.A2" office:value-type="string">
            <text:p text:style-name="P44">number</text:p>
          </table:table-cell>
          <table:table-cell table:style-name="Table2.C9" office:value-type="string">
            <text:p text:style-name="P46">count of number of instances <text:span text:style-name="T19">of component.</text:span></text:p>
          </table:table-cell>
        </table:table-row>
        <table:table-row>
          <table:table-cell table:style-name="Table2.A2" office:value-type="string">
            <text:p text:style-name="P44">privateStore</text:p>
          </table:table-cell>
          <table:table-cell table:style-name="Table2.A2" office:value-type="string">
            <text:p text:style-name="P64">table</text:p>
          </table:table-cell>
          <table:table-cell table:style-name="Table2.C10" office:value-type="string">
            <text:p text:style-name="P46">optional private store for all instances of this component (on request)</text:p>
          </table:table-cell>
        </table:table-row>
      </table:table>
      <text:p text:style-name="P13"/>
      <text:p text:style-name="P13">Entity Object (_eInfo)</text:p>
      <text:p text:style-name="P1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2">Identifier</text:p>
            </table:table-cell>
            <table:table-cell table:style-name="Table3.A1" office:value-type="string">
              <text:p text:style-name="P72">Type</text:p>
            </table:table-cell>
            <table:table-cell table:style-name="Table3.C1" office:value-type="string">
              <text:p text:style-name="P72">Purpose</text:p>
            </table:table-cell>
          </table:table-row>
        </table:table-header-rows>
        <table:table-row>
          <table:table-cell table:style-name="Table3.A2" office:value-type="string">
            <text:p text:style-name="P44">components</text:p>
          </table:table-cell>
          <table:table-cell table:style-name="Table3.A2" office:value-type="string">
            <text:p text:style-name="P44">table </text:p>
          </table:table-cell>
          <table:table-cell table:style-name="Table3.C2" office:value-type="string">
            <text:p text:style-name="P46">list of components in the entity, keyed on reference.</text:p>
          </table:table-cell>
        </table:table-row>
        <table:table-row>
          <table:table-cell table:style-name="Table3.A2" office:value-type="string">
            <text:p text:style-name="P44">comet</text:p>
          </table:table-cell>
          <table:table-cell table:style-name="Table3.A2" office:value-type="string">
            <text:p text:style-name="P44">object</text:p>
          </table:table-cell>
          <table:table-cell table:style-name="Table3.C3" office:value-type="string">
            <text:p text:style-name="P46">reference to owning comet object</text:p>
          </table:table-cell>
        </table:table-row>
        <table:table-row>
          <table:table-cell table:style-name="Table3.A2" office:value-type="string">
            <text:p text:style-name="P48">currComponent</text:p>
          </table:table-cell>
          <table:table-cell table:style-name="Table3.A2" office:value-type="string">
            <text:p text:style-name="P67">object</text:p>
          </table:table-cell>
          <table:table-cell table:style-name="Table3.C4" office:value-type="string">
            <text:p text:style-name="P49">reference to component when entity being used in a constructor/destructor/method – so the private store can be identified.</text:p>
          </table:table-cell>
        </table:table-row>
        <table:table-row>
          <table:table-cell table:style-name="Table3.A2" office:value-type="string">
            <text:p text:style-name="P52">values</text:p>
          </table:table-cell>
          <table:table-cell table:style-name="Table3.A2" office:value-type="string">
            <text:p text:style-name="P70">Table</text:p>
          </table:table-cell>
          <table:table-cell table:style-name="Table3.C5" office:value-type="string">
            <text:p text:style-name="P53">Name/value pair default values for entity creation</text:p>
          </table:table-cell>
        </table:table-row>
      </table:table>
      <text:p text:style-name="P13"/>
      <text:p text:style-name="P16"/>
      <text:p text:style-name="P37">Query Object</text:p>
      <text:p text:style-name="P1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3">Identifier</text:p>
            </table:table-cell>
            <table:table-cell table:style-name="Table4.A1" office:value-type="string">
              <text:p text:style-name="P73">Type</text:p>
            </table:table-cell>
            <table:table-cell table:style-name="Table4.C1" office:value-type="string">
              <text:p text:style-name="P73">Purpose</text:p>
            </table:table-cell>
          </table:table-row>
        </table:table-header-rows>
        <table:table-row>
          <table:table-cell table:style-name="Table4.A2" office:value-type="string">
            <text:p text:style-name="P45">components</text:p>
          </table:table-cell>
          <table:table-cell table:style-name="Table4.A2" office:value-type="string">
            <text:p text:style-name="P45">table </text:p>
          </table:table-cell>
          <table:table-cell table:style-name="Table4.C2" office:value-type="string">
            <text:p text:style-name="P47">list of components in the <text:span text:style-name="T19">query</text:span>, keyed on reference.</text:p>
          </table:table-cell>
        </table:table-row>
        <table:table-row>
          <table:table-cell table:style-name="Table4.A2" office:value-type="string">
            <text:p text:style-name="P45">comet</text:p>
          </table:table-cell>
          <table:table-cell table:style-name="Table4.A2" office:value-type="string">
            <text:p text:style-name="P45">object</text:p>
          </table:table-cell>
          <table:table-cell table:style-name="Table4.C5" office:value-type="string">
            <text:p text:style-name="P47">reference to owning comet object</text:p>
          </table:table-cell>
        </table:table-row>
        <table:table-row>
          <table:table-cell table:style-name="Table4.A2" office:value-type="string">
            <text:p text:style-name="P50">componentList</text:p>
          </table:table-cell>
          <table:table-cell table:style-name="Table4.A2" office:value-type="string">
            <text:p text:style-name="P69">array</text:p>
          </table:table-cell>
          <table:table-cell table:style-name="Table4.C5" office:value-type="string">
            <text:p text:style-name="P51">list of components in the query (sorted by smallest instance count first)</text:p>
          </table:table-cell>
        </table:table-row>
        <table:table-row>
          <table:table-cell table:style-name="Table4.A2" office:value-type="string">
            <text:p text:style-name="P50">queryKey</text:p>
          </table:table-cell>
          <table:table-cell table:style-name="Table4.A2" office:value-type="string">
            <text:p text:style-name="P69">string</text:p>
          </table:table-cell>
          <table:table-cell table:style-name="Table4.C5" office:value-type="string">
            <text:p text:style-name="P51">string equivalent of key, concatenated by colons, sorted alphabetically on component name (so the key is the same irrespective of the component orders in the query</text:p>
          </table:table-cell>
        </table:table-row>
      </table:table>
      <text:p text:style-name="P16"/>
      <text:p text:style-name="P16">Query Cache Object</text:p>
      <text:p text:style-name="P1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3">Identifier</text:p>
            </table:table-cell>
            <table:table-cell table:style-name="Table5.A1" office:value-type="string">
              <text:p text:style-name="P73">Type</text:p>
            </table:table-cell>
            <table:table-cell table:style-name="Table5.C1" office:value-type="string">
              <text:p text:style-name="P73">Purpose</text:p>
            </table:table-cell>
          </table:table-row>
        </table:table-header-rows>
        <table:table-row>
          <table:table-cell table:style-name="Table5.A2" office:value-type="string">
            <text:p text:style-name="P50">results</text:p>
          </table:table-cell>
          <table:table-cell table:style-name="Table5.A2" office:value-type="string">
            <text:p text:style-name="P50">table</text:p>
          </table:table-cell>
          <table:table-cell table:style-name="Table5.C2" office:value-type="string">
            <text:p text:style-name="P51">table of cached results, keyed on the string key. The cached results are an array.</text:p>
          </table:table-cell>
        </table:table-row>
        <table:table-row>
          <table:table-cell table:style-name="Table5.A2" office:value-type="string">
            <text:p text:style-name="P50">refersTo</text:p>
          </table:table-cell>
          <table:table-cell table:style-name="Table5.A2" office:value-type="string">
            <text:p text:style-name="P50">table</text:p>
          </table:table-cell>
          <table:table-cell table:style-name="Table5.C3" office:value-type="string">
            <text:p text:style-name="P51">for each cached result, a table of the components in it, keyed on the string key. This is checked when a component is invalidated to see if the query is invalid.</text:p>
          </table:table-cell>
        </table:table-row>
      </table:table>
      <text:p text:style-name="P14"/>
      <text:p text:style-name="P16">System Object</text:p>
      <text:p text:style-name="P16"/>
      <text:p text:style-name="P1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3">Identifier</text:p>
            </table:table-cell>
            <table:table-cell table:style-name="Table6.A1" office:value-type="string">
              <text:p text:style-name="P73">Type</text:p>
            </table:table-cell>
            <table:table-cell table:style-name="Table6.C1" office:value-type="string">
              <text:p text:style-name="P73">Purpose</text:p>
            </table:table-cell>
          </table:table-row>
        </table:table-header-rows>
        <table:table-row>
          <table:table-cell table:style-name="Table6.A2" office:value-type="string">
            <text:p text:style-name="P50">query</text:p>
          </table:table-cell>
          <table:table-cell table:style-name="Table6.A2" office:value-type="string">
            <text:p text:style-name="P50">table</text:p>
          </table:table-cell>
          <table:table-cell table:style-name="Table6.C2" office:value-type="string">
            <text:p text:style-name="P51">A query object that defines the system being operated on.</text:p>
          </table:table-cell>
        </table:table-row>
        <table:table-row>
          <table:table-cell table:style-name="Table6.A2" office:value-type="string">
            <text:p text:style-name="P50">update</text:p>
          </table:table-cell>
          <table:table-cell table:style-name="Table6.A2" office:value-type="string">
            <text:p text:style-name="P50">table/function</text:p>
          </table:table-cell>
          <table:table-cell table:style-name="Table6.C3" office:value-type="string">
            <text:p text:style-name="P51">A function, or class containing a method. If it is a table, then it is called using the class methodology (e.g. with the table being the first parameter.</text:p>
          </table:table-cell>
        </table:table-row>
        <table:table-row>
          <table:table-cell table:style-name="Table6.A2" office:value-type="string">
            <text:p text:style-name="P50">methods</text:p>
          </table:table-cell>
          <table:table-cell table:style-name="Table6.A2" office:value-type="string">
            <text:p text:style-name="P69">table</text:p>
          </table:table-cell>
          <table:table-cell table:style-name="Table6.C4" office:value-type="string">
            <text:p text:style-name="P51">table of methods, keyed on the method name (initially preProcess and postProcess). The value is a function or table, as in update.</text:p>
          </table:table-cell>
        </table:table-row>
      </table:table>
      <text:p text:style-name="P14"/>
      <text:p text:style-name="P26">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6T08:40:03.573543000</dc:date>
    <meta:editing-duration>PT1H43M41S</meta:editing-duration>
    <meta:editing-cycles>48</meta:editing-cycles>
    <meta:generator>LibreOffice/4.2.4.2$MacOSX_X86_64 LibreOffice_project/63150712c6d317d27ce2db16eb94c2f3d7b699f8</meta:generator>
    <meta:document-statistic meta:table-count="7" meta:image-count="0" meta:object-count="0" meta:page-count="6" meta:paragraph-count="223" meta:word-count="1917" meta:character-count="12005" meta:non-whitespace-character-count="10283"/>
  </office:meta>
</office:document-meta>
</file>